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27.7cm" table:align="margins"/>
    </style:style>
    <style:style style:name="Таблица1.A" style:family="table-column">
      <style:table-column-properties style:column-width="6.837cm" style:rel-column-width="16176*"/>
    </style:style>
    <style:style style:name="Таблица1.B" style:family="table-column">
      <style:table-column-properties style:column-width="20.863cm" style:rel-column-width="4935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72ef" officeooo:paragraph-rsid="000f72ef"/>
    </style:style>
    <style:style style:name="P2" style:family="paragraph" style:parent-style-name="Standard">
      <style:text-properties fo:font-weight="bold" officeooo:rsid="000f72ef" officeooo:paragraph-rsid="000f72ef" style:font-weight-asian="bold" style:font-weight-complex="bold"/>
    </style:style>
    <style:style style:name="P3" style:family="paragraph" style:parent-style-name="Standard">
      <style:text-properties officeooo:rsid="0024b852" officeooo:paragraph-rsid="0024b852"/>
    </style:style>
    <style:style style:name="P4" style:family="paragraph" style:parent-style-name="Table_20_Contents">
      <style:text-properties officeooo:rsid="000f72ef" officeooo:paragraph-rsid="000f72ef"/>
    </style:style>
    <style:style style:name="P5" style:family="paragraph" style:parent-style-name="Table_20_Contents">
      <style:text-properties officeooo:rsid="000f72ef" officeooo:paragraph-rsid="00170e6d"/>
    </style:style>
    <style:style style:name="P6" style:family="paragraph" style:parent-style-name="Table_20_Contents">
      <style:text-properties officeooo:rsid="000f72ef" officeooo:paragraph-rsid="001807a9"/>
    </style:style>
    <style:style style:name="P7" style:family="paragraph" style:parent-style-name="Table_20_Contents">
      <style:text-properties officeooo:rsid="000f72ef" officeooo:paragraph-rsid="00198629"/>
    </style:style>
    <style:style style:name="P8" style:family="paragraph" style:parent-style-name="Table_20_Contents">
      <style:text-properties officeooo:rsid="000f72ef" officeooo:paragraph-rsid="002394b2"/>
    </style:style>
    <style:style style:name="P9" style:family="paragraph" style:parent-style-name="Table_20_Contents">
      <style:text-properties officeooo:rsid="0010cba1" officeooo:paragraph-rsid="0010cba1"/>
    </style:style>
    <style:style style:name="P10" style:family="paragraph" style:parent-style-name="Table_20_Contents">
      <style:text-properties officeooo:rsid="0010cba1" officeooo:paragraph-rsid="00170e6d"/>
    </style:style>
    <style:style style:name="P11" style:family="paragraph" style:parent-style-name="Table_20_Contents">
      <style:text-properties officeooo:rsid="00127582" officeooo:paragraph-rsid="00127582"/>
    </style:style>
    <style:style style:name="P12" style:family="paragraph" style:parent-style-name="Table_20_Contents">
      <style:text-properties officeooo:rsid="0014715b" officeooo:paragraph-rsid="00170e6d"/>
    </style:style>
    <style:style style:name="P13" style:family="paragraph" style:parent-style-name="Table_20_Contents">
      <style:text-properties officeooo:rsid="001b5c06" officeooo:paragraph-rsid="001b5c06"/>
    </style:style>
    <style:style style:name="P14" style:family="paragraph" style:parent-style-name="Table_20_Contents">
      <style:text-properties officeooo:rsid="001bcef3" officeooo:paragraph-rsid="001bcef3"/>
    </style:style>
    <style:style style:name="P15" style:family="paragraph" style:parent-style-name="Table_20_Contents">
      <style:text-properties officeooo:rsid="001d8802" officeooo:paragraph-rsid="001d8802"/>
    </style:style>
    <style:style style:name="P16" style:family="paragraph" style:parent-style-name="Table_20_Contents">
      <style:text-properties officeooo:rsid="001e894c" officeooo:paragraph-rsid="001e894c"/>
    </style:style>
    <style:style style:name="P17" style:family="paragraph" style:parent-style-name="Table_20_Contents">
      <style:text-properties officeooo:rsid="001f1ddd" officeooo:paragraph-rsid="001f1ddd"/>
    </style:style>
    <style:style style:name="P18" style:family="paragraph" style:parent-style-name="Table_20_Contents">
      <style:text-properties officeooo:rsid="00202394" officeooo:paragraph-rsid="00202394"/>
    </style:style>
    <style:style style:name="P19" style:family="paragraph" style:parent-style-name="Table_20_Contents">
      <style:text-properties officeooo:rsid="0021a4b7" officeooo:paragraph-rsid="0021a4b7"/>
    </style:style>
    <style:style style:name="P20" style:family="paragraph" style:parent-style-name="Table_20_Contents">
      <style:text-properties officeooo:rsid="0022c5bd" officeooo:paragraph-rsid="0022c5bd"/>
    </style:style>
    <style:style style:name="P21" style:family="paragraph" style:parent-style-name="Table_20_Contents">
      <style:text-properties officeooo:rsid="002394b2" officeooo:paragraph-rsid="002394b2"/>
    </style:style>
    <style:style style:name="P22" style:family="paragraph" style:parent-style-name="Table_20_Contents">
      <style:text-properties officeooo:rsid="0024b852" officeooo:paragraph-rsid="0024b852"/>
    </style:style>
    <style:style style:name="P23" style:family="paragraph" style:parent-style-name="Table_20_Contents">
      <style:text-properties officeooo:rsid="00265d06" officeooo:paragraph-rsid="00265d06"/>
    </style:style>
    <style:style style:name="P24" style:family="paragraph" style:parent-style-name="Table_20_Contents">
      <style:text-properties officeooo:rsid="001cdc34" officeooo:paragraph-rsid="001cdc34"/>
    </style:style>
    <style:style style:name="P25" style:family="paragraph" style:parent-style-name="Table_20_Contents">
      <style:text-properties officeooo:rsid="0026bcdd" officeooo:paragraph-rsid="0026bcdd"/>
    </style:style>
    <style:style style:name="T1" style:family="text">
      <style:text-properties officeooo:rsid="000f72ef"/>
    </style:style>
    <style:style style:name="T2" style:family="text">
      <style:text-properties officeooo:rsid="0010cba1"/>
    </style:style>
    <style:style style:name="T3" style:family="text">
      <style:text-properties officeooo:rsid="00170e6d"/>
    </style:style>
    <style:style style:name="T4" style:family="text">
      <style:text-properties officeooo:rsid="001807a9"/>
    </style:style>
    <style:style style:name="T5" style:family="text">
      <style:text-properties officeooo:rsid="002394b2"/>
    </style:style>
    <style:style style:name="T6" style:family="text">
      <style:text-properties officeooo:rsid="0024b8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Анкета программиста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">Фамилия, Имя</text:p>
          </table:table-cell>
          <table:table-cell table:style-name="Таблица1.B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4">Место работы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6">Должность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1">С какого года Вы пишете программы?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Ваш <text:span text:style-name="T2">перв</text:span>ый язык программирования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9"><text:span text:style-name="T3">На к</text:span>аки<text:span text:style-name="T3">х</text:span> язык<text:span text:style-name="T3">ах</text:span> <text:span text:style-name="T1">программирования </text:span>В<text:span text:style-name="T3">ам</text:span> <text:span text:style-name="T3">довелось программировать?</text:span>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0">Какие языки <text:span text:style-name="T1">программирования </text:span>Вы <text:span text:style-name="T3">используете?</text:span>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Ваш любимый язык программирования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5">Какие языки программирования Вам хочется изучить?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2">Ваша любимая конструкция цикла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Ваша любимая структура данных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7">Ваша любимая синтаксическая идиома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2">Ваш любимый образец проектирования (design pattern)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1">Ваше любимое средство проектирования программы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6">Ваш любим<text:span text:style-name="T4">ый инструмент разработки программ (редактор, IDE)</text:span>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7">Ваш любим<text:span text:style-name="T4">ый инструмент отладки</text:span></text:p>
          </table:table-cell>
          <table:table-cell table:style-name="Таблица1.B2" office:value-type="string">
            <text:p text:style-name="Table_20_Contents"/>
            <text:p text:style-name="Table_20_Contents"/>
          </table:table-cell>
        </table:table-row>
        <table:table-row>
          <table:table-cell table:style-name="Таблица1.A2" office:value-type="string">
            <text:p text:style-name="P7">Ваш любим<text:span text:style-name="T4">ый инструмент тестирования</text:span></text:p>
          </table:table-cell>
          <table:table-cell table:style-name="Таблица1.B2" office:value-type="string">
            <text:p text:style-name="Table_20_Contents"/>
          </table:table-cell>
        </table:table-row>
        <text:soft-page-break/>
        <table:table-row>
          <table:table-cell table:style-name="Таблица1.A2" office:value-type="string">
            <text:p text:style-name="P8">Ваш любим<text:span text:style-name="T5">ое средство управления версиями исходного кода</text:span>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5">Ваша любимая <text:span text:style-name="T3">ОС</text:span>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1">Ваша любимая СУБД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5">Ваша любимая аппаратная платформа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8">Какими своими программами Вы можете гордиться?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8">Какие программы Вам хотелось бы написать?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1">Какие профессиональные практики Вы применяете при разработке? (TDD, BDD, <text:span text:style-name="T6">agile и т. п.</text:span>)</text:p>
          </table:table-cell>
          <table:table-cell table:style-name="Таблица1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Таблица1.A2" office:value-type="string">
            <text:p text:style-name="P23">Какие практики, приёмы, технологии разработки программ Вы считаете наиболее важными?</text:p>
          </table:table-cell>
          <table:table-cell table:style-name="Таблица1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Таблица1.A2" office:value-type="string">
            <text:p text:style-name="P20">Какие Интернет-ресурсы Вы порекоменд<text:span text:style-name="T5">уете</text:span> для повышения профессионального уровня?</text:p>
          </table:table-cell>
          <table:table-cell table:style-name="Таблица1.B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Таблица1.A2" office:value-type="string">
            <text:p text:style-name="P13">Какие книги по <text:s/>профессии произвели на Вас наибольшее впечатление?</text:p>
          </table:table-cell>
          <table:table-cell table:style-name="Таблица1.B2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Таблица1.A2" office:value-type="string">
            <text:p text:style-name="P13">Какие выдающиеся программисты вспоминаются первыми?</text:p>
          </table:table-cell>
          <table:table-cell table:style-name="Таблица1.B2" office:value-type="string">
            <text:p text:style-name="Table_20_Contents"/>
            <text:p text:style-name="Table_20_Contents"/>
          </table:table-cell>
        </table:table-row>
        <table:table-row>
          <table:table-cell table:style-name="Таблица1.A2" office:value-type="string">
            <text:p text:style-name="P24">Чем Вас привлекает профессия программиста?</text:p>
          </table:table-cell>
          <table:table-cell table:style-name="Таблица1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ext:soft-page-break/>
        <table:table-row>
          <table:table-cell table:style-name="Таблица1.A2" office:value-type="string">
            <text:p text:style-name="P18">Какими своими программами Вы можете гордиться?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8">Какие программы Вам хотелось бы написать?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3">Какими знаниями и умениями, по Вашему мнению, должен обладать профессиональный программист?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3">Что бы Вы посоветовали начинающим программистам?</text:p>
          </table:table-cell>
          <table:table-cell table:style-name="Таблица1.B2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Таблица1.A2" office:value-type="string">
            <text:p text:style-name="P19">Чем Вы увлекаетесь помимо программирования?</text:p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P1"/>
      <text:p text:style-name="P3">Дата заполнения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5:56:28.123432892</meta:creation-date>
    <meta:generator>LibreOffice/6.1.5.2$Linux_x86 LibreOffice_project/10$Build-2</meta:generator>
    <dc:date>2020-02-20T09:13:45.832321149</dc:date>
    <meta:editing-duration>PT57M36S</meta:editing-duration>
    <meta:editing-cycles>22</meta:editing-cycles>
    <meta:document-statistic meta:table-count="1" meta:image-count="0" meta:object-count="0" meta:page-count="3" meta:paragraph-count="36" meta:word-count="192" meta:character-count="1521" meta:non-whitespace-character-count="1364"/>
  </office:meta>
</office:document-meta>
</file>